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F5000005C1E67CAE836ED86008.png" manifest:media-type="image/png"/>
  <manifest:file-entry manifest:full-path="Pictures/10000201000006DA0000047083406B2C79D160E0.png" manifest:media-type="image/png"/>
  <manifest:file-entry manifest:full-path="Pictures/1000020100000338000000146631CAFEEAB425B3.png" manifest:media-type="image/png"/>
  <manifest:file-entry manifest:full-path="Pictures/100002010000037400000428F1CF37B4B6DDD87E.png" manifest:media-type="image/png"/>
  <manifest:file-entry manifest:full-path="Pictures/1000020100000EB1000002C518C4EF3D91C3C8D1.png" manifest:media-type="image/png"/>
  <manifest:file-entry manifest:full-path="Pictures/1000020100000D1B000002901E561D3C7EDC9D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fill-image-width="0cm" draw:fill-image-height="0cm" draw:textarea-vertical-align="middle" draw:auto-grow-height="false" fo:min-height="3.75cm" fo:min-width="4.5cm"/>
    </style:style>
    <style:style style:name="gr3" style:family="graphic" style:parent-style-name="standard">
      <style:graphic-properties svg:stroke-color="#000000" draw:fill-color="#eeeeee" draw:fill-image-width="0cm" draw:fill-image-height="0cm" draw:textarea-horizontal-align="justify" draw:textarea-vertical-align="middle" draw:auto-grow-height="false" fo:min-height="0.6cm" fo:min-width="1.513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2.033cm"/>
    </style:style>
    <style:style style:name="gr5" style:family="graphic" style:parent-style-name="standard">
      <style:graphic-properties svg:stroke-color="#000000" draw:fill-color="#eeeeee" draw:fill-image-width="0cm" draw:fill-image-height="0cm" draw:textarea-horizontal-align="justify" draw:textarea-vertical-align="middle" draw:auto-grow-height="false" fo:min-height="0.975cm" fo:min-width="0.2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95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4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 draw:fill-image-width="0cm" draw:fill-image-height="0cm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paragraph-properties fo:text-align="center"/>
      <style:text-properties style:font-name="Bahnschrif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 draw:fill-image-width="0cm" draw:fill-image-height="0cm"/>
      <style:text-properties fo:color="#800000" style:font-name="Consolas" fo:font-size="22pt" fo:font-style="normal" style:font-size-asian="22pt" style:font-style-asian="normal" style:font-size-complex="22pt" style:font-style-complex="normal"/>
    </style:style>
    <style:style style:name="T1" style:family="text">
      <style:text-properties style:font-name="Bahnschrift"/>
    </style:style>
    <style:style style:name="T2" style:family="text">
      <style:text-properties style:font-name="Bahnschrift" fo:font-size="12pt" style:font-size-asian="12pt" style:font-size-complex="12pt"/>
    </style:style>
    <style:style style:name="T3" style:family="text">
      <style:text-properties fo:color="#800000" style:font-name="Consolas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1" draw:text-style-name="P1" draw:layer="layout" svg:width="27.6cm" svg:height="5.16cm" svg:x="0.2cm" svg:y="0.3cm">
          <draw:image xlink:href="Pictures/1000020100000EB1000002C518C4EF3D91C3C8D1.png" xlink:type="simple" xlink:show="embed" xlink:actuate="onLoad">
            <text:p/>
          </draw:image>
        </draw:frame>
        <draw:custom-shape draw:style-name="gr2" draw:text-style-name="P2" draw:layer="layout" svg:width="5cm" svg:height="4cm" svg:x="9.3cm" svg:y="5.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text-style-name="P1" draw:layer="layout" svg:width="5.412cm" svg:height="3.505cm" svg:x="2.1cm" svg:y="6.495cm">
          <draw:image xlink:href="Pictures/10000201000006DA0000047083406B2C79D160E0.png" xlink:type="simple" xlink:show="embed" xlink:actuate="onLoad">
            <text:p/>
          </draw:image>
        </draw:frame>
        <draw:frame draw:style-name="gr1" draw:text-style-name="P1" draw:layer="layout" svg:width="3.015cm" svg:height="3.629cm" svg:x="15.6cm" svg:y="6.4cm">
          <draw:image xlink:href="Pictures/100002010000037400000428F1CF37B4B6DDD87E.png" xlink:type="simple" xlink:show="embed" xlink:actuate="onLoad">
            <text:p/>
          </draw:image>
        </draw:frame>
        <draw:custom-shape draw:style-name="gr3" draw:text-style-name="P2" draw:layer="layout" svg:width="2.3cm" svg:height="1.7cm" svg:x="19.4cm" svg:y="7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8cm" svg:height="3.47cm" svg:x="22.2cm" svg:y="6.3cm">
          <draw:image xlink:href="Pictures/10000201000007F5000005C1E67CAE836ED86008.png" xlink:type="simple" xlink:show="embed" xlink:actuate="onLoad">
            <text:p/>
          </draw:image>
        </draw:frame>
        <draw:frame draw:style-name="gr4" draw:text-style-name="P4" draw:layer="layout" svg:width="6.1cm" svg:height="2.283cm" svg:x="22cm" svg:y="11.405cm">
          <draw:text-box>
            <text:p text:style-name="P3"><text:span text:style-name="T1">Momel</text:span></text:p>
            <text:p text:style-name="P3"><text:span text:style-name="T1">INTSINT</text:span></text:p>
            <text:p text:style-name="P3"><text:span text:style-name="T2">(Hirst and Espesser, 1993)</text:span></text:p>
          </draw:text-box>
        </draw:frame>
        <draw:frame draw:style-name="gr1" draw:text-style-name="P1" draw:layer="layout" svg:width="14.835cm" svg:height="2.9cm" svg:x="0.065cm" svg:y="12cm">
          <draw:image xlink:href="Pictures/1000020100000D1B000002901E561D3C7EDC9DBC.png" xlink:type="simple" xlink:show="embed" xlink:actuate="onLoad">
            <text:p/>
          </draw:image>
        </draw:frame>
        <draw:custom-shape draw:style-name="gr5" draw:text-style-name="P2" draw:layer="layout" svg:width="1.5cm" svg:height="1.4cm" svg:x="4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5cm" svg:height="1.4cm" svg:x="24.2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4" draw:layer="layout" svg:width="2.6cm" svg:height="1.2cm" svg:x="4.6cm" svg:y="10.5cm">
          <draw:text-box>
            <text:p text:style-name="P3"><text:span text:style-name="T1">IPUs</text:span></text:p>
          </draw:text-box>
        </draw:frame>
        <draw:frame draw:style-name="gr7" draw:text-style-name="P6" draw:layer="layout" svg:width="10.2cm" svg:height="1.741cm" svg:x="18.3cm" svg:y="14.159cm">
          <draw:text-box>
            <text:p text:style-name="P5"><text:span text:style-name="T3">Automatic 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0:57:57.189000000</dc:date>
    <meta:editing-duration>PT32M36S</meta:editing-duration>
    <meta:editing-cycles>9</meta:editing-cycles>
    <meta:generator>LibreOffice/5.3.6.1$Windows_x86 LibreOffice_project/686f202eff87ef707079aeb7f485847613344eb7</meta:generator>
    <meta:document-statistic meta:object-count="13"/>
  </office:meta>
</office:document-meta>
</file>